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7" style:family="paragraph" style:parent-style-name="Text_20_body">
      <style:text-properties officeooo:rsid="002a7c47" officeooo:paragraph-rsid="002a7c47"/>
    </style:style>
    <style:style style:name="P68" style:family="paragraph" style:parent-style-name="Text_20_body">
      <style:text-properties officeooo:rsid="002b304d" officeooo:paragraph-rsid="002b304d"/>
    </style:style>
    <style:style style:name="P69" style:family="paragraph" style:parent-style-name="Text_20_body">
      <style:text-properties officeooo:rsid="002bf5f7" officeooo:paragraph-rsid="002c7eb9"/>
    </style:style>
    <style:style style:name="P70" style:family="paragraph" style:parent-style-name="Text_20_body">
      <style:text-properties officeooo:rsid="002c7eb9" officeooo:paragraph-rsid="002dbce2"/>
    </style:style>
    <style:style style:name="P71" style:family="paragraph" style:parent-style-name="Text_20_body">
      <style:text-properties officeooo:rsid="00309b9d" officeooo:paragraph-rsid="00309b9d"/>
    </style:style>
    <style:style style:name="P72" style:family="paragraph" style:parent-style-name="Text_20_body">
      <style:text-properties officeooo:rsid="00309b9d" officeooo:paragraph-rsid="0036ecb7"/>
    </style:style>
    <style:style style:name="P73" style:family="paragraph" style:parent-style-name="Text_20_body">
      <style:text-properties officeooo:rsid="00392665" officeooo:paragraph-rsid="00392665"/>
    </style:style>
    <style:style style:name="P74" style:family="paragraph" style:parent-style-name="Text_20_body">
      <style:text-properties officeooo:rsid="003d3856" officeooo:paragraph-rsid="003d3856"/>
    </style:style>
    <style:style style:name="P75" style:family="paragraph" style:parent-style-name="Text_20_body">
      <style:text-properties officeooo:rsid="0036ecb7" officeooo:paragraph-rsid="0036ecb7"/>
    </style:style>
    <style:style style:name="P76" style:family="paragraph" style:parent-style-name="Text_20_body">
      <style:text-properties officeooo:paragraph-rsid="00414efa"/>
    </style:style>
    <style:style style:name="P77" style:family="paragraph" style:parent-style-name="Text_20_body">
      <style:text-properties officeooo:paragraph-rsid="0041c822"/>
    </style:style>
    <style:style style:name="P78" style:family="paragraph" style:parent-style-name="Text_20_body">
      <style:text-properties officeooo:rsid="0041c822" officeooo:paragraph-rsid="004300d0"/>
    </style:style>
    <style:style style:name="P79" style:family="paragraph" style:parent-style-name="Text_20_body">
      <style:text-properties officeooo:rsid="004300d0" officeooo:paragraph-rsid="004300d0"/>
    </style:style>
    <style:style style:name="P80" style:family="paragraph" style:parent-style-name="Text_20_body">
      <style:text-properties officeooo:rsid="0044ef66" officeooo:paragraph-rsid="0044ef66"/>
    </style:style>
    <style:style style:name="P81" style:family="paragraph" style:parent-style-name="Text_20_body">
      <style:text-properties officeooo:paragraph-rsid="0044ef66"/>
    </style:style>
    <style:style style:name="P82" style:family="paragraph" style:parent-style-name="Text_20_body">
      <style:text-properties officeooo:paragraph-rsid="004c77d2"/>
    </style:style>
    <style:style style:name="P83" style:family="paragraph" style:parent-style-name="Text_20_body">
      <style:text-properties officeooo:paragraph-rsid="004d11f9"/>
    </style:style>
    <style:style style:name="P84" style:family="paragraph" style:parent-style-name="Text_20_body">
      <style:text-properties officeooo:rsid="004f8e86" officeooo:paragraph-rsid="004f8e86"/>
    </style:style>
    <style:style style:name="P85" style:family="paragraph" style:parent-style-name="Text_20_body">
      <style:text-properties officeooo:rsid="00518b47" officeooo:paragraph-rsid="00518b47"/>
    </style:style>
    <style:style style:name="P86" style:family="paragraph" style:parent-style-name="Text_20_body">
      <style:text-properties officeooo:rsid="00535aae" officeooo:paragraph-rsid="00535aae"/>
    </style:style>
    <style:style style:name="P87" style:family="paragraph" style:parent-style-name="Text_20_body">
      <style:text-properties officeooo:rsid="00541536" officeooo:paragraph-rsid="00541536"/>
    </style:style>
    <style:style style:name="P88" style:family="paragraph" style:parent-style-name="Text_20_body">
      <style:text-properties officeooo:rsid="005d9947" officeooo:paragraph-rsid="005d9947"/>
    </style:style>
    <style:style style:name="P89" style:family="paragraph" style:parent-style-name="Text_20_body">
      <style:text-properties officeooo:rsid="0060cd08" officeooo:paragraph-rsid="0060cd08"/>
    </style:style>
    <style:style style:name="P90" style:family="paragraph" style:parent-style-name="Text_20_body">
      <style:text-properties officeooo:rsid="002dbce2" officeooo:paragraph-rsid="002dbce2"/>
    </style:style>
    <style:style style:name="P91" style:family="paragraph" style:parent-style-name="Text_20_body">
      <style:text-properties officeooo:rsid="0065f5e1" officeooo:paragraph-rsid="0065f5e1"/>
    </style:style>
    <style:style style:name="P92" style:family="paragraph" style:parent-style-name="Text_20_body">
      <style:text-properties style:font-name="Liberation Sans" officeooo:rsid="00682701" officeooo:paragraph-rsid="00682701"/>
    </style:style>
    <style:style style:name="P93" style:family="paragraph" style:parent-style-name="Text_20_body">
      <style:text-properties style:font-name="Liberation Sans" officeooo:rsid="0068e3a5" officeooo:paragraph-rsid="0068e3a5"/>
    </style:style>
    <style:style style:name="P94" style:family="paragraph" style:parent-style-name="Text_20_body">
      <style:text-properties officeooo:rsid="0068e3a5" officeooo:paragraph-rsid="0068e3a5"/>
    </style:style>
    <style:style style:name="P95" style:family="paragraph" style:parent-style-name="Text_20_body">
      <style:text-properties officeooo:rsid="006922f6" officeooo:paragraph-rsid="006922f6"/>
    </style:style>
    <style:style style:name="P96" style:family="paragraph" style:parent-style-name="Text_20_body">
      <style:text-properties officeooo:rsid="0064d204" officeooo:paragraph-rsid="0064d204"/>
    </style:style>
    <style:style style:name="P97" style:family="paragraph" style:parent-style-name="Text_20_body">
      <style:text-properties officeooo:rsid="006b4d5b" officeooo:paragraph-rsid="006b4d5b"/>
    </style:style>
    <style:style style:name="P98" style:family="paragraph" style:parent-style-name="Text_20_body">
      <style:text-properties officeooo:rsid="006e14fa" officeooo:paragraph-rsid="006e14fa"/>
    </style:style>
    <style:style style:name="P99" style:family="paragraph" style:parent-style-name="Text_20_body">
      <style:text-properties officeooo:rsid="00705f15" officeooo:paragraph-rsid="00705f15"/>
    </style:style>
    <style:style style:name="P100" style:family="paragraph" style:parent-style-name="Text_20_body">
      <style:text-properties officeooo:rsid="007213c9" officeooo:paragraph-rsid="007213c9"/>
    </style:style>
    <style:style style:name="P101" style:family="paragraph" style:parent-style-name="Text_20_body">
      <style:text-properties officeooo:rsid="0074a082" officeooo:paragraph-rsid="0074a082"/>
    </style:style>
    <style:style style:name="P102" style:family="paragraph" style:parent-style-name="Text_20_body">
      <style:text-properties officeooo:rsid="00769bf6" officeooo:paragraph-rsid="00769bf6"/>
    </style:style>
    <style:style style:name="P103" style:family="paragraph" style:parent-style-name="Text_20_body">
      <style:text-properties officeooo:rsid="00792a34" officeooo:paragraph-rsid="00792a34"/>
    </style:style>
    <style:style style:name="P104" style:family="paragraph" style:parent-style-name="Text_20_body">
      <style:text-properties officeooo:rsid="007a68d4" officeooo:paragraph-rsid="007a68d4"/>
    </style:style>
    <style:style style:name="P105" style:family="paragraph" style:parent-style-name="Text_20_body">
      <style:text-properties officeooo:rsid="007c0f42" officeooo:paragraph-rsid="007c0f42"/>
    </style:style>
    <style:style style:name="P106" style:family="paragraph" style:parent-style-name="Text_20_body">
      <style:text-properties officeooo:rsid="007c0f42" officeooo:paragraph-rsid="0084b575"/>
    </style:style>
    <style:style style:name="P107" style:family="paragraph" style:parent-style-name="Text_20_body">
      <style:text-properties officeooo:rsid="007da8a4" officeooo:paragraph-rsid="007da8a4"/>
    </style:style>
    <style:style style:name="P108" style:family="paragraph" style:parent-style-name="Text_20_body">
      <style:text-properties officeooo:rsid="0080ddf3" officeooo:paragraph-rsid="0080ddf3"/>
    </style:style>
    <style:style style:name="P109" style:family="paragraph" style:parent-style-name="Text_20_body">
      <style:text-properties officeooo:rsid="0082391c" officeooo:paragraph-rsid="0084b575"/>
    </style:style>
    <style:style style:name="P110" style:family="paragraph" style:parent-style-name="Text_20_body">
      <style:text-properties officeooo:rsid="0084b575" officeooo:paragraph-rsid="0084b575"/>
    </style:style>
    <style:style style:name="P111" style:family="paragraph" style:parent-style-name="Text_20_body">
      <style:text-properties officeooo:rsid="008a8b1e" officeooo:paragraph-rsid="008a8b1e"/>
    </style:style>
    <style:style style:name="P112" style:family="paragraph" style:parent-style-name="Text_20_body">
      <style:text-properties officeooo:rsid="00884a2f" officeooo:paragraph-rsid="00884a2f"/>
    </style:style>
    <style:style style:name="P113" style:family="paragraph" style:parent-style-name="Text_20_body">
      <style:text-properties officeooo:rsid="008dc09a" officeooo:paragraph-rsid="008dc09a"/>
    </style:style>
    <style:style style:name="P114" style:family="paragraph" style:parent-style-name="Text_20_body">
      <style:text-properties officeooo:rsid="008f7abc" officeooo:paragraph-rsid="008f7abc"/>
    </style:style>
    <style:style style:name="P115" style:family="paragraph" style:parent-style-name="Text_20_body">
      <style:text-properties officeooo:rsid="0090a2e6" officeooo:paragraph-rsid="0090a2e6"/>
    </style:style>
    <style:style style:name="P116" style:family="paragraph" style:parent-style-name="Text_20_body">
      <style:text-properties officeooo:rsid="0090afb5" officeooo:paragraph-rsid="0090afb5"/>
    </style:style>
    <style:style style:name="P117" style:family="paragraph" style:parent-style-name="Text_20_body">
      <style:text-properties officeooo:rsid="00925bb9" officeooo:paragraph-rsid="00925bb9"/>
    </style:style>
    <style:style style:name="P118" style:family="paragraph" style:parent-style-name="Text_20_body">
      <style:text-properties officeooo:rsid="009306b5" officeooo:paragraph-rsid="009306b5"/>
    </style:style>
    <style:style style:name="P119" style:family="paragraph" style:parent-style-name="Text_20_body">
      <style:text-properties officeooo:rsid="009309c0" officeooo:paragraph-rsid="009309c0"/>
    </style:style>
    <style:style style:name="P120" style:family="paragraph" style:parent-style-name="Text_20_body">
      <style:text-properties officeooo:rsid="0095b368" officeooo:paragraph-rsid="0095b368"/>
    </style:style>
    <style:style style:name="P121" style:family="paragraph" style:parent-style-name="Text_20_body">
      <style:text-properties officeooo:rsid="0095fed0" officeooo:paragraph-rsid="0095fed0"/>
    </style:style>
    <style:style style:name="P122" style:family="paragraph" style:parent-style-name="Text_20_body">
      <style:text-properties officeooo:rsid="00961ab5" officeooo:paragraph-rsid="00961ab5"/>
    </style:style>
    <style:style style:name="P123" style:family="paragraph" style:parent-style-name="Text_20_body">
      <style:text-properties officeooo:rsid="00973540" officeooo:paragraph-rsid="00973540"/>
    </style:style>
    <style:style style:name="P124" style:family="paragraph" style:parent-style-name="Text_20_body">
      <style:text-properties officeooo:rsid="00973540" officeooo:paragraph-rsid="0098635e"/>
    </style:style>
    <style:style style:name="P125" style:family="paragraph" style:parent-style-name="Text_20_body">
      <style:text-properties style:text-position="0% 100%" officeooo:rsid="00973540" officeooo:paragraph-rsid="00973540"/>
    </style:style>
    <style:style style:name="P126" style:family="paragraph" style:parent-style-name="Text_20_body">
      <style:text-properties style:text-position="0% 100%" officeooo:rsid="00973540" officeooo:paragraph-rsid="0098635e"/>
    </style:style>
    <style:style style:name="P127" style:family="paragraph" style:parent-style-name="Text_20_body">
      <style:text-properties officeooo:rsid="009a2aea" officeooo:paragraph-rsid="009a2aea"/>
    </style:style>
    <style:style style:name="P128" style:family="paragraph" style:parent-style-name="Text_20_body">
      <style:text-properties officeooo:rsid="009afe5a" officeooo:paragraph-rsid="009afe5a"/>
    </style:style>
    <style:style style:name="P129" style:family="paragraph" style:parent-style-name="Text_20_body">
      <style:text-properties officeooo:rsid="009c495a" officeooo:paragraph-rsid="009c495a"/>
    </style:style>
    <style:style style:name="P130" style:family="paragraph" style:parent-style-name="Text_20_body">
      <style:text-properties officeooo:rsid="009c80b0" officeooo:paragraph-rsid="009c80b0"/>
    </style:style>
    <style:style style:name="P131" style:family="paragraph" style:parent-style-name="Text_20_body">
      <style:text-properties officeooo:rsid="009e7edd" officeooo:paragraph-rsid="009e7edd"/>
    </style:style>
    <style:style style:name="P132" style:family="paragraph" style:parent-style-name="Text_20_body">
      <style:text-properties officeooo:rsid="009e7edd" officeooo:paragraph-rsid="009fa7a3"/>
    </style:style>
    <style:style style:name="P133" style:family="paragraph" style:parent-style-name="Text_20_body">
      <style:text-properties officeooo:rsid="009fb486" officeooo:paragraph-rsid="009fb486"/>
    </style:style>
    <style:style style:name="P13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3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3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3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3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3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4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4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42" style:family="paragraph" style:parent-style-name="Text_20_body">
      <style:paragraph-properties fo:margin-top="0.0598in" fo:margin-bottom="0.0598in" loext:contextual-spacing="false"/>
    </style:style>
    <style:style style:name="P143" style:family="paragraph" style:parent-style-name="Quotations">
      <style:text-properties officeooo:rsid="00535aae" officeooo:paragraph-rsid="00535aae"/>
    </style:style>
    <style:style style:name="P144" style:family="paragraph" style:parent-style-name="Quotations">
      <style:text-properties officeooo:rsid="00535aae" officeooo:paragraph-rsid="00541536"/>
    </style:style>
    <style:style style:name="P145" style:family="paragraph" style:parent-style-name="Quotations">
      <style:text-properties officeooo:paragraph-rsid="00535aae"/>
    </style:style>
    <style:style style:name="P146" style:family="paragraph" style:parent-style-name="Quotations">
      <style:text-properties officeooo:rsid="00541536" officeooo:paragraph-rsid="00541536"/>
    </style:style>
    <style:style style:name="P147" style:family="paragraph" style:parent-style-name="Quotations">
      <style:text-properties officeooo:rsid="005a5c01" officeooo:paragraph-rsid="005a5c01"/>
    </style:style>
    <style:style style:name="P148"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49" style:family="paragraph" style:parent-style-name="Quotations">
      <style:text-properties officeooo:paragraph-rsid="007c0f42"/>
    </style:style>
    <style:style style:name="P150" style:family="paragraph" style:parent-style-name="Heading">
      <style:text-properties officeooo:rsid="006922f6" officeooo:paragraph-rsid="006922f6"/>
    </style:style>
    <style:style style:name="P151" style:family="paragraph" style:parent-style-name="Text_20_body" style:list-style-name="L1">
      <style:text-properties officeooo:rsid="006922f6" officeooo:paragraph-rsid="006922f6"/>
    </style:style>
    <style:style style:name="P152" style:family="paragraph" style:parent-style-name="Text_20_body">
      <style:text-properties officeooo:rsid="009fb486" officeooo:paragraph-rsid="009fb486"/>
    </style:style>
    <style:style style:name="P153" style:family="paragraph" style:parent-style-name="Text_20_body">
      <style:text-properties fo:font-variant="normal" fo:text-transform="none" fo:color="#212529" fo:letter-spacing="normal" officeooo:rsid="009fb486" officeooo:paragraph-rsid="009fb486"/>
    </style:style>
    <style:style style:name="P154" style:family="paragraph" style:parent-style-name="Heading_20_1">
      <style:paragraph-properties fo:break-before="page"/>
    </style:style>
    <style:style style:name="P155" style:family="paragraph" style:parent-style-name="Heading_20_2">
      <style:text-properties officeooo:rsid="0023c569" officeooo:paragraph-rsid="0026de87"/>
    </style:style>
    <style:style style:name="P156" style:family="paragraph" style:parent-style-name="Heading_20_2">
      <style:text-properties officeooo:rsid="002a7c47" officeooo:paragraph-rsid="002a7c47"/>
    </style:style>
    <style:style style:name="P157" style:family="paragraph" style:parent-style-name="Heading_20_2">
      <style:text-properties officeooo:rsid="002b304d" officeooo:paragraph-rsid="0036ecb7"/>
    </style:style>
    <style:style style:name="P158" style:family="paragraph" style:parent-style-name="Heading_20_2">
      <style:text-properties officeooo:rsid="0065f5e1" officeooo:paragraph-rsid="0065f5e1"/>
    </style:style>
    <style:style style:name="P159" style:family="paragraph" style:parent-style-name="Heading_20_2">
      <style:text-properties officeooo:rsid="0040a614" officeooo:paragraph-rsid="0040a614"/>
    </style:style>
    <style:style style:name="P160" style:family="paragraph" style:parent-style-name="Heading_20_2">
      <style:text-properties officeooo:paragraph-rsid="003ef43b"/>
    </style:style>
    <style:style style:name="P161" style:family="paragraph" style:parent-style-name="Heading_20_2">
      <style:text-properties officeooo:rsid="00280c7c" officeooo:paragraph-rsid="00280c7c"/>
    </style:style>
    <style:style style:name="P162" style:family="paragraph" style:parent-style-name="Heading_20_2">
      <style:text-properties style:font-name="Liberation Sans" officeooo:rsid="0018fe52"/>
    </style:style>
    <style:style style:name="P163" style:family="paragraph" style:parent-style-name="Heading_20_2">
      <style:text-properties officeooo:rsid="00925bb9" officeooo:paragraph-rsid="00925bb9"/>
    </style:style>
    <style:style style:name="P164" style:family="paragraph" style:parent-style-name="Heading_20_2">
      <style:paragraph-properties fo:break-before="page"/>
    </style:style>
    <style:style style:name="P165" style:family="paragraph" style:parent-style-name="Heading_20_3">
      <style:text-properties officeooo:rsid="004f8e86" officeooo:paragraph-rsid="004f8e86"/>
    </style:style>
    <style:style style:name="P166" style:family="paragraph" style:parent-style-name="Heading_20_3">
      <style:text-properties officeooo:rsid="002bf5f7" officeooo:paragraph-rsid="002bf5f7"/>
    </style:style>
    <style:style style:name="P167" style:family="paragraph" style:parent-style-name="Heading_20_3">
      <style:text-properties officeooo:rsid="0065f5e1" officeooo:paragraph-rsid="0065f5e1"/>
    </style:style>
    <style:style style:name="P168" style:family="paragraph" style:parent-style-name="Heading_20_3">
      <style:text-properties officeooo:rsid="00280c7c" officeooo:paragraph-rsid="00280c7c"/>
    </style:style>
    <style:style style:name="P169" style:family="paragraph" style:parent-style-name="Heading_20_3">
      <style:text-properties officeooo:rsid="00280c7c" officeooo:paragraph-rsid="0028a22e"/>
    </style:style>
    <style:style style:name="P170"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style:style style:name="T113" style:family="text">
      <style:text-properties officeooo:rsid="009fa7a3"/>
    </style:style>
    <style:style style:name="T114" style:family="text">
      <style:text-properties officeooo:rsid="00a0e25f"/>
    </style:style>
    <style:style style:name="T115" style:family="text">
      <style:text-properties style:font-name="Roboto" fo:font-size="12pt" fo:font-style="normal" fo:font-weight="normal"/>
    </style:style>
    <style:style style:name="T116" style:family="text">
      <style:text-properties style:font-name="Roboto" fo:font-size="12pt" fo:font-style="normal"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42"><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37">Will Turner: This is either madness… or brilliance. <text:s text:c="15"/></text:p>
      <text:p text:style-name="P137">Jack Sparrow: It’s remarkable how often those two traits coincide. </text:p>
      <text:p text:style-name="P137">Pirates of the Caribbean: The Curse of the Black Pearl</text:p>
      <text:p text:style-name="P82"><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36">Harry Potter and the Philosopher's Stone</text:p>
      <text:p text:style-name="P83"><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39">Criss Jami: Persistence. Perfection. Patience. Power. <text:s text:c="13"/></text:p>
      <text:p text:style-name="P135"><text:s text:c="2"/>Prioritize your passion. It keeps you sane. <text:s text:c="21"/></text:p>
      <text:p text:style-name="P135"><text:s text:c="2"/>Killosophy <text:s text:c="27"/></text:p>
      <text:h text:style-name="P155"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56" text:outline-level="2">Underwriting Ratios and Durations</text:h>
      <text:p text:style-name="P67">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7">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7">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65" text:outline-level="3">“Free” <text:span text:style-name="T71">Lotteries</text:span></text:h>
      <text:p text:style-name="P84">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4">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43">The share amount of the bet, total of all the value in the following list.</text:p>
      <text:p text:style-name="P145">A list of public keys tied to page-keys with value in the blockchain before the proposed chain-end.</text:p>
      <text:p text:style-name="P143">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45">Public key of the better; a fresh key, not attached to any page in the blockchain.</text:p>
      <text:p text:style-name="P145"><text:span text:style-name="T73">All of the above, s</text:span>igned by the private key of the better.</text:p>
      <text:p text:style-name="P85"><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text:soft-page-break/>attaching half of her current share value. <text:s/><text:span text:style-name="T72">Larry returns a receipt to Alice 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86">Yes, this is a blockchain. <text:s/>The phase <text:span text:style-name="T73">bet chain</text:span> genesis block contains:</text:p>
      <text:p text:style-name="Quotations">Phase sequence number in the main blockchain that this bet chain is betting on</text:p>
      <text:p text:style-name="P147">A random salt</text:p>
      <text:p text:style-name="P144">Total share amount of Larry's underwriting</text:p>
      <text:p text:style-name="P144">Larry's underwriting: a list of public keys tied to page-keys with value in the blockchain before the proposed chain-end</text:p>
      <text:p text:style-name="P146">A list of private key signatures on the above, proving ownership of the shares.</text:p>
      <text:p text:style-name="P87">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87">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5">spent recording fees without compensation, discouraging low odds processors 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88">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40">Rodney King: I just want to say, can we all get along? Can we get along?</text:p>
      <text:p text:style-name="P134"><text:s text:c="2"/>Los Angeles, 1992</text:p>
      <text:h text:style-name="P157" text:outline-level="2">Cheats and catchers</text:h>
      <text:p text:style-name="P68">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8">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66" text:outline-level="3">Levels of trust and liability</text:h>
      <text:p text:style-name="Heading">Givers</text:p>
      <text:p text:style-name="P69">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9">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0">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0">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0">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96">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48">Star Wars IV: A New Hope</text:p>
      <text:p text:style-name="Heading">Chainmakers</text:p>
      <text:p text:style-name="P71">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2">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75">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3">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3">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4">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4">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9">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58" text:outline-level="2">Time's Arrow</text:h>
      <text:p text:style-name="P91">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67" text:outline-level="3">I have a secret (that you don't)</text:h>
      <text:p text:style-name="P91">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98">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41">Oscar Levant: There's a fine line between genius and insanity. <text:s text:c="4"/></text:p>
      <text:p text:style-name="P138"><text:s text:c="2"/>I have erased this line. <text:s text:c="40"/></text:p>
      <text:h text:style-name="P159" text:outline-level="2">Time based block building</text:h>
      <text:p text:style-name="P76"><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6">- <text:span text:style-name="T60">previous end of chain block #X-1 “decided”</text:span></text:p>
      <text:p text:style-name="P76">- <text:span text:style-name="T60">pages that tried and failed to be included in block #X-1 are submitted for inclusion in block #X, or abandoned - perhaps their closing deadline has passed?</text:span></text:p>
      <text:p text:style-name="P77">-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77"><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76">- <text:span text:style-name="T60">deadline for underwriters to countersign the apparent winning block #X</text:span></text:p>
      <text:p text:style-name="P76">- <text:span text:style-name="T60">end of chain block #X decided</text:span></text:p>
      <text:p text:style-name="P78">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9">1) The winning block is the block with the most valid residual value.</text:p>
      <text:p text:style-name="P79">2) Residual value of a block is the sum of the residual value of all its pages which have been completely countersigned by their underwriters.</text:p>
      <text:p text:style-name="P79">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0">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0"><text:tab/>a) will be obvious to any actor who is paying attention to the real-time block development process</text:p>
      <text:p text:style-name="P81"><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60"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61" text:outline-level="2">Use Cases</text:h>
      <text:h text:style-name="P168"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69"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50">Remember, this is crypto-currency</text:p>
      <text:list xml:id="list2837672209346450214" text:style-name="L1">
        <text:list-item>
          <text:p text:style-name="P151">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95"/>
      <text:p text:style-name="P1"/>
      <text:p text:style-name="P1"/>
      <text:p text:style-name="P1"/>
      <text:p text:style-name="P1"><text:soft-page-break/></text:p>
      <text:p text:style-name="P66"/>
      <text:h text:style-name="P162"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2">Initial prototype: on RabbitMQ to demonstrate the underwriting system, resistance to exploits of the chain, etc.</text:p>
      <text:p text:style-name="P92">Next level: base on a <text:span text:style-name="T80">F</text:span>2<text:span text:style-name="T80">F</text:span> like the bitcoin network, or FreeNet-Darknet, or something similar. <text:s/>The main thing the network needs is flood-distribution, not so much point-to-point return.</text:p>
      <text:h text:style-name="Heading_20_3" text:outline-level="3">Network Promises</text:h>
      <text:p text:style-name="P94">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3"/>
      <text:p text:style-name="P5"/>
      <text:p text:style-name="P12"/>
      <text:h text:style-name="P164" text:outline-level="2">Whimsical Acronyms</text:h>
      <text:p text:style-name="P99">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9">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0">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0">Purity Of Essence (Price Of Exit, hat tip to Stanley <text:span text:style-name="T88">Kubrick</text:span>) – incentives to stay on the chain. </text:p>
      <text:p text:style-name="P99"/>
      <text:h text:style-name="P164" text:outline-level="2">Democratic? Extension Adoption</text:h>
      <text:p text:style-name="P101">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2">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2"/>
      <text:p text:style-name="P102"/>
      <text:h text:style-name="P164" text:outline-level="2">Chainweaving</text:h>
      <text:p text:style-name="P103">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4">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4"/>
      <text:p text:style-name="P104"/>
      <text:h text:style-name="P164" text:outline-level="2">Endgame</text:h>
      <text:p text:style-name="Quotations">I declare the end from the beginning, and from long ago what is not yet done, saying: My plan will take place, and I will do all My will.</text:p>
      <text:p text:style-name="P149">Issah 46:10 - Holman Christian Standard Bible</text:p>
      <text:p text:style-name="P105">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7">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7">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8">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09">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0">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0">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0">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2">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1">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0"/>
      <text:h text:style-name="P164" text:outline-level="2">In a Minimalist Mood</text:h>
      <text:p text:style-name="P111">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4">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13">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09"/>
      <text:h text:style-name="P164" text:outline-level="2">Self Checking</text:h>
      <text:p text:style-name="P115">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5">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70" text:outline-level="3">Collective cohesiveness</text:h>
      <text:p text:style-name="P116">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16"/>
      <text:h text:style-name="P154" text:outline-level="1">Components</text:h>
      <text:h text:style-name="Heading_20_2" text:outline-level="2">Core Assignment Contracts</text:h>
      <text:p text:style-name="P117">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63" text:outline-level="2">Network Layer</text:h>
      <text:p text:style-name="P117">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17">A method to both reassure/repair share assignment operations, and also to compensate error checkers. <text:s/>Can be combined with any type of network layer, but makes the most sense with a P2P/F2F type network.</text:p>
      <text:h text:style-name="P163" text:outline-level="2">Various Taxes and Incentives</text:h>
      <text:p text:style-name="P117">Mechanisms to reduce blockchain spam, encourage desirable behaviors and discourage undesirable behaviors.</text:p>
      <text:h text:style-name="P154" text:outline-level="1">Off-chain Data</text:h>
      <text:p text:style-name="P118">Sometimes, optionally, off-chain data will be published in Note fields on-chain.</text:p>
      <text:h text:style-name="Heading_20_2" text:outline-level="2">Address Book</text:h>
      <text:p text:style-name="P118">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64" text:outline-level="2">Recorders</text:h>
      <text:p text:style-name="P119">Underwriters are the contact point for Asset Organizers when they are present, but in a simpler structure Asset Organizers contact Chainmakers directly. <text:s/>Both Underwriters and Chainmakers can be classified as Recorders.</text:p>
      <text:p text:style-name="P119">An individual Recorder might have multiple network contact addresses, even on different networks like AMQP and F2F.</text:p>
      <text:h text:style-name="Heading_20_2" text:outline-level="2">Network Addresses</text:h>
      <text:p text:style-name="P119">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20">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64" text:outline-level="2">A RabbitMQ based F2F network</text:h>
      <text:p text:style-name="P121">Thinking about the system configuration, recorders need to be at least somewhat stable, trustable, reachable, in other words suitable to run server software. <text:s/>Potentially a RabbitMQ server per-recorder.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1">* NTP for time synchronization</text:p>
      <text:p text:style-name="P121">* <text:a xlink:type="simple" xlink:href="https://sks-keyservers.net/status/" text:style-name="Internet_20_link" text:visited-style-name="Visited_20_Internet_20_Link">https://sks-keyservers.net/status/</text:a> SKS keyservers for identity management</text:p>
      <text:p text:style-name="P121"/>
      <text:h text:style-name="P164" text:outline-level="2">Share Decay</text:h>
      <text:p text:style-name="P122">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25">To double in 14 years: (1+CAGR)^14 = 2.0 <text:s text:c="2"/>CAGR=5.07566%</text:p>
      <text:h text:style-name="Heading_20_3" text:outline-level="3">Exponential tax increase</text:h>
      <text:p text:style-name="P123"><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26"/>
      <text:p text:style-name="P124"><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27"/>
      <text:p text:style-name="P127">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27"/>
      <text:p text:style-name="P127"/>
      <text:h text:style-name="P154" text:outline-level="1">Advertising Supported Transactions</text:h>
      <text:p text:style-name="P128">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29">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29"/>
      <text:h text:style-name="P164" text:outline-level="2">Who can you trust?</text:h>
      <text:p text:style-name="P130">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30">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30"/>
      <text:p text:style-name="P132">Random note<text:span text:style-name="T114">s</text:span>: <text:a xlink:type="simple" xlink:href="https://en.wikipedia.org/wiki/Mutualism_(economic_theory)#Mutual_credit" text:style-name="Internet_20_link" text:visited-style-name="Visited_20_Internet_20_Link"><text:span text:style-name="T113">https://en.wikipedia.org/wiki/Mutualism_(economic_theory)#Mutual_credit</text:span></text:a></text:p>
      <text:p text:style-name="P133"><text:a xlink:type="simple" xlink:href="https://en.wikipedia.org/wiki/Ripple_(payment_protocol)#Design_features" text:style-name="Internet_20_link" text:visited-style-name="Visited_20_Internet_20_Link">https://en.wikipedia.org/wiki/Ripple_(payment_protocol)#Design_features</text:a></text:p>
      <text:p text:style-name="P153"> <text:span text:style-name="T116">load-based transaction fee</text:span><text:span text:style-name="T115"> </text:span></text:p>
      <text:p text:style-name="P133"/>
      <text:p text:style-name="P131"/>
      <text:p text:style-name="P130"/>
      <text:p text:style-name="P128"/>
      <text:p text:style-name="P128"/>
      <text:p text:style-name="P127"/>
      <text:p text:style-name="P121"/>
      <text:p text:style-name="P109"/>
      <text:p text:style-name="P106"/>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24T07:46:37.975755103</dc:date>
    <meta:editing-duration>PT8H46M20S</meta:editing-duration>
    <meta:editing-cycles>55</meta:editing-cycles>
    <meta:generator>LibreOffice/5.0.2.2$Linux_X86_64 LibreOffice_project/00m0$Build-2</meta:generator>
    <meta:document-statistic meta:table-count="0" meta:image-count="0" meta:object-count="0" meta:page-count="36" meta:paragraph-count="256" meta:word-count="12969" meta:character-count="80419" meta:non-whitespace-character-count="67192"/>
  </office:meta>
</office:document-meta>
</file>